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break-before="page"/>
      <style:text-properties fo:font-size="18pt" fo:language="es" fo:country="ES" style:font-size-asian="18pt" style:font-size-complex="18pt"/>
    </style:style>
    <style:style style:name="P2" style:family="paragraph" style:parent-style-name="Standard">
      <style:paragraph-properties fo:line-height="0.349cm"/>
      <style:text-properties style:font-name="Calibri1" fo:language="es" fo:country="ES"/>
    </style:style>
    <style:style style:name="P3" style:family="paragraph" style:parent-style-name="Standard">
      <style:paragraph-properties fo:line-height="0.349cm"/>
      <style:text-properties style:font-name="Calibri1" fo:language="es" fo:country="ES" officeooo:paragraph-rsid="0001368d"/>
    </style:style>
    <style:style style:name="P4" style:family="paragraph" style:parent-style-name="Standard" style:master-page-name="">
      <style:paragraph-properties fo:line-height="0.349cm" style:page-number="auto"/>
      <style:text-properties style:font-name="Calibri1" fo:font-size="12pt" fo:language="es" fo:country="ES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0.349cm"/>
      <style:text-properties style:font-name="Calibri1" fo:font-size="12pt" fo:language="es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/>
      <style:text-properties style:font-name="Calibri1" fo:font-size="12pt" fo:language="es" fo:country="ES" fo:font-weight="bold" officeooo:rsid="0001368d" officeooo:paragraph-rsid="0001368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style:font-name="Calibri1" fo:font-size="16pt" fo:language="es" fo:country="ES" fo:font-weight="bold" officeooo:rsid="0001368d" officeooo:paragraph-rsid="0001368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ES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margin-top="0cm" fo:margin-bottom="0cm" style:contextual-spacing="false"/>
      <style:text-properties fo:language="es" fo:country="ES"/>
    </style:style>
    <style:style style:name="P11" style:family="paragraph" style:parent-style-name="Standard">
      <style:paragraph-properties fo:line-height="115%"/>
      <style:text-properties officeooo:paragraph-rsid="0003b62b"/>
    </style:style>
    <style:style style:name="P12" style:family="paragraph" style:parent-style-name="Standard">
      <style:paragraph-properties fo:line-height="115%"/>
      <style:text-properties officeooo:rsid="0003b62b" officeooo:paragraph-rsid="0003b62b"/>
    </style:style>
    <style:style style:name="P13" style:family="paragraph" style:parent-style-name="Standard">
      <style:paragraph-properties fo:line-height="115%"/>
      <style:text-properties fo:font-weight="bold" officeooo:rsid="0003b62b" officeooo:paragraph-rsid="0003b62b" style:font-weight-asian="bold" style:font-weight-complex="bold"/>
    </style:style>
    <style:style style:name="P14" style:family="paragraph" style:parent-style-name="Standard">
      <style:paragraph-properties fo:line-height="115%"/>
      <style:text-properties officeooo:rsid="0008bcf8" officeooo:paragraph-rsid="0008bcf8"/>
    </style:style>
    <style:style style:name="P15" style:family="paragraph" style:parent-style-name="Standard">
      <style:paragraph-properties fo:line-height="115%"/>
      <style:text-properties fo:font-size="16pt" fo:font-weight="bold" officeooo:rsid="0006fef5" officeooo:paragraph-rsid="0006fef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15%"/>
      <style:text-properties fo:font-size="12pt" fo:font-weight="bold" officeooo:rsid="0006fef5" officeooo:paragraph-rsid="0006fef5" style:font-size-asian="12pt" style:font-weight-asian="bold" style:font-size-complex="12pt" style:font-weight-complex="bold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24pt" fo:font-weight="bold" officeooo:rsid="0001368d" style:font-size-asian="24pt" style:font-weight-asian="bold"/>
    </style:style>
    <style:style style:name="T3" style:family="text">
      <style:text-properties style:font-name="Calibri1"/>
    </style:style>
    <style:style style:name="T4" style:family="text">
      <style:text-properties style:font-name="Calibri1" fo:font-size="11pt" fo:language="es" fo:country="ES" officeooo:rsid="0001368d" style:font-size-asian="9.60000038146973pt" style:font-size-complex="11pt"/>
    </style:style>
    <style:style style:name="T5" style:family="text">
      <style:text-properties style:font-name="Calibri1" fo:font-size="11pt" fo:language="es" fo:country="ES" officeooo:rsid="000233ae" style:font-size-asian="9.60000038146973pt" style:font-size-complex="11pt"/>
    </style:style>
    <style:style style:name="T6" style:family="text">
      <style:text-properties style:font-name="Calibri1" fo:font-size="11pt" fo:language="es" fo:country="ES" officeooo:rsid="0002552f" style:font-size-asian="9.60000038146973pt" style:font-size-complex="11pt"/>
    </style:style>
    <style:style style:name="T7" style:family="text">
      <style:text-properties style:font-name="Calibri1" fo:font-size="11pt" fo:language="es" fo:country="ES" officeooo:rsid="0003b62b" style:font-size-asian="9.60000038146973pt" style:font-size-complex="11pt"/>
    </style:style>
    <style:style style:name="T8" style:family="text">
      <style:text-properties style:font-name="Calibri1" fo:font-size="11pt" fo:language="es" fo:country="ES" officeooo:rsid="0006fef5" style:font-size-asian="9.60000038146973pt" style:font-size-complex="11pt"/>
    </style:style>
    <style:style style:name="T9" style:family="text">
      <style:text-properties style:font-name="Calibri1" fo:font-size="11pt" fo:language="es" fo:country="ES" officeooo:rsid="0008bcf8" style:font-size-asian="9.60000038146973pt" style:font-size-complex="11pt"/>
    </style:style>
    <style:style style:name="T10" style:family="text">
      <style:text-properties style:font-name="Calibri1" officeooo:rsid="0003b62b"/>
    </style:style>
    <style:style style:name="T11" style:family="text">
      <style:text-properties style:font-name="Calibri1" officeooo:rsid="0003fa83"/>
    </style:style>
    <style:style style:name="T12" style:family="text">
      <style:text-properties style:font-name="Calibri1" officeooo:rsid="0005f3bd"/>
    </style:style>
    <style:style style:name="T13" style:family="text">
      <style:text-properties style:font-name="Calibri1" officeooo:rsid="0006f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line-break/></text:p>
      <text:p text:style-name="P8"><text:span text:style-name="T1">Estrategia de Newsletter </text:span><text:span text:style-name="T2">Supuesto 2: </text:span><text:span text:style-name="T1">Cevisama 2026</text:span></text:p>
      <text:p text:style-name="P9"><text:line-break/></text:p>
      <text:p text:style-name="P8">Daniel Moret Robledo</text:p>
      <text:p text:style-name="P8">Feria Valencia</text:p>
      <text:p text:style-name="P8">20/05/2025 – 10/06/2025</text:p>
      <text:p text:style-name="P9"/>
      <text:h text:style-name="P1" text:outline-level="1">Índice</text:h>
      <text:p text:style-name="P10"/>
      <text:p text:style-name="P4">1. Introducción</text:p>
      <text:p text:style-name="P2"><text:s text:c="3"/>1.1. Contexto del proyecto</text:p>
      <text:p text:style-name="P3"><text:s text:c="3"/>1.2. Objetivo <text:s/></text:p>
      <text:p text:style-name="P5">2. Análisis y Planificación</text:p>
      <text:p text:style-name="P2"><text:s text:c="3"/>2.1. Público objetivo</text:p>
      <text:p text:style-name="P2"><text:s text:c="3"/>2.2. Análisis DAFO</text:p>
      <text:p text:style-name="P2"><text:s text:c="3"/>2.3. Análisis de la competencia</text:p>
      <text:p text:style-name="P2"><text:s text:c="3"/>2.4. Objetivos de la campaña</text:p>
      <text:p text:style-name="P5">3. Estrategia de Comunicación</text:p>
      <text:p text:style-name="P2"><text:s text:c="3"/>3.1. Enfoque comunicativo y tono</text:p>
      <text:p text:style-name="P2"><text:s text:c="3"/>3.2. Mensajes clave</text:p>
      <text:p text:style-name="P2"><text:s text:c="3"/>3.3. Estructura persuasiva AIDA</text:p>
      <text:p text:style-name="P2"><text:s text:c="3"/>3.4. Objetivo final del mensaje</text:p>
      <text:p text:style-name="P5">4. Diseño del Email</text:p>
      <text:p text:style-name="P2"><text:s text:c="3"/>4.1. Estructura del contenido</text:p>
      <text:p text:style-name="P2"><text:s text:c="3"/>4.2. Jerarquía visual y elementos gráficos</text:p>
      <text:p text:style-name="P2"><text:s text:c="3"/>4.3. Mockup en Figma</text:p>
      <text:p text:style-name="P2"><text:s text:c="3"/>4.4. Adaptación responsive con MJML</text:p>
      <text:p text:style-name="P5">5. Contenido y Personalización</text:p>
      <text:p text:style-name="P2"><text:s text:c="3"/>5.1. Variables dinámicas</text:p>
      <text:p text:style-name="P2"><text:s text:c="3"/>5.2. Segmentación por perfil del expositor</text:p>
      <text:p text:style-name="P5">6. Servicios a Promocionar</text:p>
      <text:p text:style-name="P2"><text:s text:c="3"/>6.1. Servicios relacionados con visibilidad</text:p>
      <text:p text:style-name="P2"><text:s text:c="3"/>6.2. Servicios adicionales o básicos</text:p>
      <text:p text:style-name="P2"><text:s text:c="3"/>6.3. Apoyo a la autopromoción del expositor</text:p>
      <text:p text:style-name="P5">7. Test con Usuarios</text:p>
      <text:p text:style-name="P2"><text:s text:c="3"/>7.1. Selección de la muestra</text:p>
      <text:p text:style-name="P2"><text:s text:c="3"/>7.2. Metodología del test</text:p>
      <text:p text:style-name="P2"><text:s text:c="3"/>7.3. Análisis de resultados</text:p>
      <text:p text:style-name="P2"><text:s text:c="3"/>7.4. Rediseño basado en el feedback</text:p>
      <text:p text:style-name="P5">8. Desarrollo y Envío Técnico</text:p>
      <text:p text:style-name="P2"><text:soft-page-break/><text:s text:c="3"/>8.1. Tecnología utilizada (MJML, Node.js, AWS)</text:p>
      <text:p text:style-name="P2"><text:s text:c="3"/>8.2. Automatización del envío</text:p>
      <text:p text:style-name="P2"><text:s text:c="3"/>8.3. Gestión de datos de clientes</text:p>
      <text:p text:style-name="P5">9. Base de Datos y Gestión de Suscriptores</text:p>
      <text:p text:style-name="P2"><text:s text:c="3"/>9.1. Diseño del modelo de datos</text:p>
      <text:p text:style-name="P2"><text:s text:c="3"/>9.2. Tablas principales</text:p>
      <text:p text:style-name="P2"><text:s text:c="3"/>9.3. Inserción y uso de datos</text:p>
      <text:p text:style-name="P5">10. Integración con Redes Sociales</text:p>
      <text:p text:style-name="P2"><text:s text:c="3"/>10.1. Canales utilizados</text:p>
      <text:p text:style-name="P2"><text:s text:c="3"/>10.2. Formatos de difusión</text:p>
      <text:p text:style-name="P2"><text:s text:c="3"/>10.3. Ejemplos prácticos</text:p>
      <text:p text:style-name="P5">11. Control de Versiones y Documentación Técnica</text:p>
      <text:p text:style-name="P2"><text:s text:c="3"/>11.1. Uso de GitHub</text:p>
      <text:p text:style-name="P2"><text:s text:c="3"/>11.2. Estrategia de ramas y commits</text:p>
      <text:p text:style-name="P2"><text:s text:c="3"/>11.3. Registro de cambios</text:p>
      <text:p text:style-name="P5">12. Evaluación y Conclusiones</text:p>
      <text:p text:style-name="P2"><text:s text:c="3"/>12.1. Resultados de la campaña</text:p>
      <text:p text:style-name="P2"><text:s text:c="3"/>12.2. Conclusiones finales</text:p>
      <text:p text:style-name="P2"><text:s text:c="3"/>12.3. Propuestas de mejora futura</text:p>
      <text:p text:style-name="P5">13. Anexos</text:p>
      <text:p text:style-name="P2"><text:s text:c="3"/>13.1. Capturas del mockup</text:p>
      <text:p text:style-name="P2"><text:s text:c="3"/>13.2. Formularios de test</text:p>
      <text:p text:style-name="P2">13.3. Código MJML relevan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1. Introducción</text:p>
      <text:p text:style-name="P6">1.1 Contexto del proyecto</text:p>
      <text:p text:style-name="P11"><text:span text:style-name="T4">Partimos de </text:span><text:span text:style-name="T5">la necesidad </text:span><text:span text:style-name="T6">de crear un newsletter para Feria Valencia de la feria Cevisama 2026, </text:span><text:span text:style-name="T9">dedicada al</text:span><text:span text:style-name="T6"> sector de la industria cerámica. </text:span><text:span text:style-name="T7">Será enviado a los expositores, </text:span><text:span text:style-name="T8">los cuales</text:span><text:span text:style-name="T7"> son </text:span><text:span text:style-name="T3">empresa</text:span><text:span text:style-name="T10">s</text:span><text:span text:style-name="T3"> o entidad</text:span><text:span text:style-name="T10">es</text:span><text:span text:style-name="T3"> que participa</text:span><text:span text:style-name="T12">n</text:span><text:span text:style-name="T3"> en el evento con el objetivo principal de mostrar sus productos, </text:span><text:span text:style-name="T10">en este caso en Cevisama 2026. Con dicho newsletter se quiere comunicar a los expositores de una gran inversión por parte de Feria Valencia orientada a atraer compradores internacionales, </text:span><text:span text:style-name="T11">en calidad de</text:span><text:span text:style-name="T10"> visitantes de la feria. </text:span></text:p>
      <text:p text:style-name="P11"><text:span text:style-name="T10"/></text:p>
      <text:p text:style-name="P13"><text:span text:style-name="T3">1.2 Objetivo</text:span></text:p>
      <text:p text:style-name="P12"><text:span text:style-name="T3">Nuestro objetivo principal es, además de n</text:span><text:span text:style-name="T13">otificar de forma efectiva la inversión, convencer a los receptores de contratar los servicios que Feria Valencia ofrece a sus expositores, aportando en última instancia ingresos a la propia Feria Valencia. </text:span></text:p>
      <text:p text:style-name="P12"><text:span text:style-name="T13"/></text:p>
      <text:p text:style-name="P12"><text:span text:style-name="T13"/></text:p>
      <text:p text:style-name="P15"><text:span text:style-name="T3">2. Análisis y Planificación</text:span></text:p>
      <text:p text:style-name="P16"><text:span text:style-name="T3">2.1 Público objetivo</text:span></text:p>
      <text:p text:style-name="P14"><text:span text:style-name="T3">Nuestro público objetivo serán los expositores de Cevisama 2026 pero tambié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s" fo:country="E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s" fo:country="E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9</meta:editing-cycles>
    <meta:creation-date>2013-12-23T23:15:00</meta:creation-date>
    <dc:date>2025-05-23T18:59:11.879379154</dc:date>
    <meta:editing-duration>PT32M52S</meta:editing-duration>
    <meta:generator>LibreOffice/24.2.7.2$Linux_X86_64 LibreOffice_project/420$Build-2</meta:generator>
    <meta:document-statistic meta:table-count="0" meta:image-count="0" meta:object-count="0" meta:page-count="4" meta:paragraph-count="69" meta:word-count="401" meta:character-count="2722" meta:non-whitespace-character-count="2261"/>
    <meta:user-defined meta:name="AppVersion">14.0000</meta:user-defined>
    <meta:template xlink:type="simple" xlink:actuate="onRequest" xlink:title="Normal.dotm" xlink:href=""/>
  </office:meta>
</office:document-meta>
</file>